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E5C97C1430B3803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FreeMono" officeooo:rsid="000a1294"/>
    </style:style>
    <style:style style:name="T1" style:family="text">
      <style:text-properties style:font-name="FreeMono" officeooo:rsid="000a1294"/>
    </style:style>
    <style:style style:name="fr1" style:family="graphic" style:parent-style-name="Graphics">
      <style:graphic-properties style:run-through="foreground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Deshawn Samuel README Project2</text:span></text:p>
      <text:p text:style-name="P1"/>
      <text:p text:style-name="P1"><draw:frame draw:style-name="fr1" draw:name="Image1" text:anchor-type="char" svg:width="6.9252in" svg:height="5.1937in" draw:z-index="0"><draw:image xlink:href="Pictures/100000000000040000000300E5C97C1430B3803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1:49:24.488924962</meta:creation-date>
    <dc:date>2023-02-24T19:02:15.480127268</dc:date>
    <meta:editing-duration>PT2M4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4" meta:character-count="31" meta:non-whitespace-character-count="27"/>
  </office:meta>
</office:document-meta>
</file>